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TablePreview1.svm" manifest:media-type=""/>
  <manifest:file-entry manifest:full-path="Pictures/100002010000021E000002B5067B4730C1E7AA19.png" manifest:media-type="image/png"/>
  <manifest:file-entry manifest:full-path="Pictures/100002010000038B0000021110788350E97778AB.png" manifest:media-type="image/png"/>
  <manifest:file-entry manifest:full-path="Pictures/1000000000000020000000204B249CA79A42C6D7.png" manifest:media-type="image/png"/>
  <manifest:file-entry manifest:full-path="Pictures/10000200000002620000023450540677B4C2463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_20_with_20_no_20_fill_20_and_20_no_20_line">
      <style:graphic-properties draw:opacity="100%" draw:textarea-vertical-align="middle" draw:ole-draw-aspect="1" style:protect="size"/>
    </style:style>
    <style:style style:name="gr4" style:family="graphic" style:parent-style-name="standard">
      <style:graphic-properties svg:stroke-color="#5c5c5c" draw:fill="solid" draw:fill-color="#b3b3b3" draw:opacity="100%" draw:textarea-horizontal-align="justify" draw:textarea-vertical-align="middle" draw:auto-grow-height="false" fo:min-height="0.021cm" fo:min-width="0cm" draw:shadow-opacity="100%"/>
    </style:style>
    <style:style style:name="gr5" style:family="graphic" style:parent-style-name="objectwithoutfill">
      <style:graphic-properties svg:stroke-width="0.176cm" svg:stroke-color="#585858" draw:marker-start-width="0.454cm" draw:marker-end="Arrow" draw:marker-end-width="0.373cm" draw:fill="none" draw:textarea-vertical-align="middle" fo:padding-top="0.149cm" fo:padding-bottom="0.149cm" fo:padding-left="0.274cm" fo:padding-right="0.274cm"/>
    </style:style>
    <style:style style:name="gr6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808080" draw:fill="none" fo:min-height="0.636cm"/>
    </style:style>
    <style:style style:name="gr9" style:family="graphic" style:parent-style-name="standard">
      <style:graphic-properties draw:stroke="none" svg:stroke-width="0.176cm" svg:stroke-color="#585858" draw:marker-start-width="0.466cm" draw:marker-end-width="0.339cm" draw:fill="none" fo:min-height="0.636cm"/>
    </style:style>
    <style:style style:name="gr10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0cm" fo:min-width="0cm" draw:shadow-opacity="100%"/>
    </style:style>
    <style:style style:name="gr11" style:family="graphic" style:parent-style-name="objectwithoutfill">
      <style:graphic-properties svg:stroke-width="0.053cm" draw:marker-start-width="0.27cm" draw:marker-end="Arrow_20_concave" draw:marker-end-width="0.189cm" draw:fill="none" draw:textarea-vertical-align="middle" fo:padding-top="0.088cm" fo:padding-bottom="0.088cm" fo:padding-left="0.213cm" fo:padding-right="0.213cm"/>
    </style:style>
    <style:style style:name="gr12" style:family="graphic" style:parent-style-name="objectwithoutfill">
      <style:graphic-properties svg:stroke-width="0.176cm" svg:stroke-color="#585858" draw:marker-start-width="0.454cm" draw:marker-end-width="0.454cm" draw:fill="none" draw:textarea-vertical-align="middle" fo:padding-top="0.149cm" fo:padding-bottom="0.149cm" fo:padding-left="0.274cm" fo:padding-right="0.274cm"/>
    </style:style>
    <style:style style:name="gr13" style:family="graphic" style:parent-style-name="objectwithoutfill">
      <style:graphic-properties svg:stroke-width="0.081cm" svg:stroke-color="#c5000b" draw:marker-start-width="0.312cm" draw:marker-end-width="0.312cm" draw:fill="none" draw:textarea-vertical-align="middle" fo:padding-top="0.102cm" fo:padding-bottom="0.102cm" fo:padding-left="0.227cm" fo:padding-right="0.227cm"/>
    </style:style>
    <style:style style:name="gr14" style:family="graphic" style:parent-style-name="objectwithoutfill">
      <style:graphic-properties svg:stroke-width="0.081cm" svg:stroke-color="#579d1c" draw:marker-start-width="0.312cm" draw:marker-end-width="0.312cm" draw:fill="none" draw:textarea-vertical-align="middle" fo:padding-top="0.102cm" fo:padding-bottom="0.102cm" fo:padding-left="0.227cm" fo:padding-right="0.227cm"/>
    </style:style>
    <style:style style:name="gr15" style:family="graphic" style:parent-style-name="objectwithoutfill">
      <style:graphic-properties svg:stroke-width="0.081cm" svg:stroke-color="#0084d1" draw:marker-start-width="0.312cm" draw:marker-end-width="0.312cm" draw:fill="none" draw:textarea-vertical-align="middle" fo:padding-top="0.102cm" fo:padding-bottom="0.102cm" fo:padding-left="0.227cm" fo:padding-right="0.227cm"/>
    </style:style>
    <style:style style:name="co1" style:family="table-column">
      <style:table-column-properties style:column-width="1.676cm" style:use-optimal-column-width="false"/>
    </style:style>
    <style:style style:name="co2" style:family="table-column">
      <style:table-column-properties style:column-width="2.375cm" style:use-optimal-column-width="false"/>
    </style:style>
    <style:style style:name="co3" style:family="table-column">
      <style:table-column-properties style:column-width="6.507cm" style:use-optimal-column-width="false"/>
    </style:style>
    <style:style style:name="ro1" style:family="table-row">
      <style:table-row-properties style:row-height="1.271cm"/>
    </style:style>
    <style:style style:name="ro2" style:family="table-row">
      <style:table-row-properties style:row-height="1.274cm"/>
    </style:style>
    <style:style style:name="ce1" style:family="table-cell">
      <loext:graphic-properties draw:fill="none" draw:textarea-vertical-align="middle"/>
      <style:paragraph-properties fo:border="none"/>
      <style:text-properties style:font-name="FreeMono" fo:font-size="18pt" style:font-size-asian="18pt" style:font-size-complex="18pt"/>
    </style:style>
    <style:style style:name="ce2" style:family="table-cell">
      <loext:graphic-properties draw:fill="none" draw:textarea-vertical-align="middle"/>
      <style:paragraph-properties fo:border="none"/>
      <style:text-properties fo:color="#0084d1" style:font-name="FreeMono" fo:font-size="18pt" fo:font-style="normal" fo:font-weight="bold" style:font-size-asian="18pt" style:font-size-complex="18pt"/>
    </style:style>
    <style:style style:name="ce3" style:family="table-cell">
      <loext:graphic-properties draw:fill="none" draw:fill-color="#b3b3b3" draw:textarea-vertical-align="middle"/>
      <style:paragraph-properties fo:border="none"/>
      <style:text-properties fo:color="#0084d1" style:font-name="FreeMono" fo:font-size="18pt" fo:font-style="normal" fo:font-weight="bold" style:font-size-asian="18pt" style:font-size-complex="18pt"/>
    </style:style>
    <style:style style:name="ce4" style:family="table-cell">
      <loext:graphic-properties draw:fill="none" draw:textarea-vertical-align="middle"/>
      <style:paragraph-properties fo:border="none"/>
      <style:text-properties fo:color="#579d1c" style:font-name="FreeMono" fo:font-size="18pt" fo:font-style="normal" fo:font-weight="bold" style:font-size-asian="18pt" style:font-size-complex="18pt"/>
    </style:style>
    <style:style style:name="ce5" style:family="table-cell">
      <loext:graphic-properties draw:fill="none" draw:textarea-vertical-align="middle"/>
      <style:paragraph-properties fo:border="none"/>
      <style:text-properties fo:color="#c5000b" style:font-name="FreeMono" fo:font-size="18pt" fo:font-style="normal" fo:font-weight="bold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100%"/>
    </style:style>
    <style:style style:name="P3" style:family="paragraph">
      <loext:graphic-properties draw:fill="solid" draw:fill-color="#b3b3b3" draw:opacity="100%"/>
      <style:paragraph-properties fo:text-align="center"/>
    </style:style>
    <style:style style:name="P4" style:family="paragraph">
      <loext:graphic-properties draw:fill="none"/>
      <style:text-properties fo:color="#585858"/>
    </style:style>
    <style:style style:name="P5" style:family="paragraph">
      <loext:graphic-properties draw:fill="none"/>
    </style:style>
    <style:style style:name="P6" style:family="paragraph">
      <style:text-properties fo:color="#808080"/>
    </style:style>
    <style:style style:name="P7" style:family="paragraph">
      <loext:graphic-properties draw:fill="none"/>
      <style:text-properties fo:color="#808080"/>
    </style:style>
    <style:style style:name="P8" style:family="paragraph">
      <style:text-properties fo:color="#579d1c"/>
    </style:style>
    <style:style style:name="P9" style:family="paragraph">
      <loext:graphic-properties draw:fill="none"/>
      <style:text-properties fo:color="#579d1c"/>
    </style:style>
    <style:style style:name="P10" style:family="paragraph">
      <style:text-properties fo:color="#ce181e"/>
    </style:style>
    <style:style style:name="P11" style:family="paragraph">
      <loext:graphic-properties draw:fill="none"/>
      <style:text-properties fo:color="#ce181e"/>
    </style:style>
    <style:style style:name="P12" style:family="paragraph">
      <style:text-properties fo:color="#585858"/>
    </style:style>
    <style:style style:name="P13" style:family="paragraph">
      <style:text-properties fo:color="#c5000b"/>
    </style:style>
    <style:style style:name="P14" style:family="paragraph">
      <loext:graphic-properties draw:fill="none"/>
      <style:text-properties fo:color="#c5000b"/>
    </style:style>
    <style:style style:name="P15" style:family="paragraph">
      <loext:graphic-properties draw:fill="solid" draw:fill-color="#000000" draw:opacity="100%"/>
      <style:paragraph-properties fo:text-align="center"/>
    </style:style>
    <style:style style:name="T1" style:family="text">
      <style:text-properties fo:color="#0084d1" style:font-name="FreeMono" fo:font-size="18pt" fo:font-style="normal" fo:font-weight="bold" style:font-size-asian="18pt" style:font-size-complex="18pt"/>
    </style:style>
    <style:style style:name="T2" style:family="text">
      <style:text-properties fo:color="#579d1c" style:font-name="FreeMono" fo:font-size="18pt" fo:font-style="normal" fo:font-weight="bold" style:font-size-asian="18pt" style:font-size-complex="18pt"/>
    </style:style>
    <style:style style:name="T3" style:family="text">
      <style:text-properties fo:color="#c5000b" style:font-name="FreeMono" fo:font-size="18pt" fo:font-style="normal" fo:font-weight="bold" style:font-size-asian="18pt" style:font-size-complex="18pt"/>
    </style:style>
    <style:style style:name="T4" style:family="text">
      <style:text-properties fo:color="#808080" style:font-name="FreeMono" fo:font-size="18pt" fo:font-style="normal" fo:font-weight="bold" style:font-size-asian="18pt" style:font-size-complex="18pt"/>
    </style:style>
    <style:style style:name="T5" style:family="text">
      <style:text-properties fo:color="#ce181e" style:font-name="FreeMono" fo:font-size="18pt" fo:font-style="normal" fo:font-weight="bold" style:font-size-asian="18pt" style:font-size-complex="18pt"/>
    </style:style>
    <style:style style:name="T6" style:family="text">
      <style:text-properties style:font-name="FreeMono" fo:font-size="18pt" fo:font-style="normal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.227cm" svg:height="1.134cm" svg:x="5.376cm" svg:y="4.458cm">
            <draw:image xlink:href="Pictures/10000200000002620000023450540677B4C24636.png" xlink:type="simple" xlink:show="embed" xlink:actuate="onLoad">
              <text:p/>
            </draw:image>
          </draw:frame>
          <draw:frame draw:style-name="gr1" draw:text-style-name="P1" draw:layer="layout" svg:width="0.998cm" svg:height="1.277cm" svg:x="5.478cm" svg:y="1.8cm">
            <draw:image xlink:href="Pictures/100002010000021E000002B5067B4730C1E7AA19.png" xlink:type="simple" xlink:show="embed" xlink:actuate="onLoad">
              <text:p/>
            </draw:image>
          </draw:frame>
          <draw:frame draw:style-name="gr2" draw:text-style-name="P1" draw:layer="layout" svg:width="1.742cm" svg:height="1.016cm" svg:x="5.129cm" svg:y="3.205cm">
            <draw:image xlink:href="Pictures/100002010000038B0000021110788350E97778AB.png" xlink:type="simple" xlink:show="embed" xlink:actuate="onLoad">
              <text:p/>
            </draw:image>
          </draw:frame>
          <draw:frame draw:style-name="standard" draw:layer="layout" svg:width="10.557cm" svg:height="3.815cm" svg:x="5.314cm" svg:y="1.802cm">
            <table:table table:template-name="default" table:use-first-row-styles="true" table:use-banding-rows-styles="true">
              <table:table-column table:style-name="co1"/>
              <table:table-column table:style-name="co2"/>
              <table:table-column table:style-name="co3"/>
              <table:table-row table:style-name="ro1">
                <table:table-cell table:style-name="ce1"/>
                <table:table-cell table:style-name="ce2">
                  <text:p><text:span text:style-name="T1">0.40</text:span></text:p>
                </table:table-cell>
                <table:table-cell table:style-name="ce3">
                  <text:p><text:span text:style-name="T1">-G-A-T-T-A-C-A-</text:span></text:p>
                </table:table-cell>
              </table:table-row>
              <table:table-row table:style-name="ro1" table:default-cell-style-name="ce4">
                <table:table-cell table:style-name="ce1"/>
                <table:table-cell>
                  <text:p><text:span text:style-name="T2">0.35</text:span></text:p>
                </table:table-cell>
                <table:table-cell>
                  <text:p><text:span text:style-name="T2">-G-T-T-A-C-A-T-</text:span></text:p>
                </table:table-cell>
              </table:table-row>
              <table:table-row table:style-name="ro2" table:default-cell-style-name="ce5">
                <table:table-cell table:style-name="ce1"/>
                <table:table-cell>
                  <text:p><text:span text:style-name="T3">0.25</text:span></text:p>
                </table:table-cell>
                <table:table-cell>
                  <text:p><text:span text:style-name="T3">-C-C-C-A-G-A-T-</text:span></text:p>
                </table:table-cell>
              </table:table-row>
            </table:table>
            <draw:image xlink:href="Pictures/TablePreview1.svm" xlink:type="simple" xlink:show="embed" xlink:actuate="onLoad"/>
          </draw:frame>
        </draw:g>
        <draw:frame draw:style-name="gr3" draw:text-style-name="P2" draw:layer="layout" svg:width="7.348cm" svg:height="1.618cm" svg:x="7.477cm" svg:y="26.4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4" draw:text-style-name="P3" xml:id="id2" draw:id="id2" draw:layer="layout" svg:width="0.381cm" svg:height="0.381cm" svg:x="4.426cm" svg:y="12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" draw:id="id1" draw:layer="layout" svg:width="0.381cm" svg:height="0.381cm" svg:x="2.348cm" svg:y="12.5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" draw:id="id3" draw:layer="layout" svg:width="0.381cm" svg:height="0.381cm" svg:x="5.926cm" svg:y="12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0.381cm" svg:height="0.381cm" svg:x="7.926cm" svg:y="13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6" draw:id="id6" draw:layer="layout" svg:width="0.381cm" svg:height="0.381cm" svg:x="14.426cm" svg:y="13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9" draw:id="id9" draw:layer="layout" svg:width="0.381cm" svg:height="0.381cm" svg:x="15.926cm" svg:y="13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0" draw:id="id10" draw:layer="layout" svg:width="0.381cm" svg:height="0.381cm" svg:x="17.526cm" svg:y="13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81cm" svg:height="0.381cm" svg:x="19.026cm" svg:y="13.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7" draw:id="id7" draw:layer="layout" svg:width="0.381cm" svg:height="0.381cm" svg:x="9.926cm" svg:y="14.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8" draw:id="id8" draw:layer="layout" svg:width="0.381cm" svg:height="0.381cm" svg:x="12.026cm" svg:y="14.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5" draw:id="id5" draw:layer="layout" svg:width="0.381cm" svg:height="0.381cm" svg:x="2.426cm" svg:y="14.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curve" svg:x1="2.729cm" svg:y1="12.713cm" svg:x2="4.426cm" svg:y2="12.701cm" draw:start-shape="id1" draw:start-glue-point="10" draw:end-shape="id2" draw:end-glue-point="6" svg:d="M2729 12713c1272 0 424-12 1697-12" svg:viewBox="0 0 1698 13">
          <text:p/>
        </draw:connector>
        <draw:connector draw:style-name="gr5" draw:text-style-name="P4" draw:layer="layout" draw:type="curve" svg:x1="4.617cm" svg:y1="12.51cm" svg:x2="6.117cm" svg:y2="12.51cm" draw:start-shape="id2" draw:start-glue-point="4" draw:end-shape="id3" draw:end-glue-point="4" svg:d="M4617 12510c0-790 1500-790 1500 0" svg:viewBox="0 0 1501 593">
          <text:p/>
        </draw:connector>
        <draw:connector draw:style-name="gr5" draw:text-style-name="P4" draw:layer="layout" draw:type="curve" svg:x1="6.307cm" svg:y1="12.701cm" svg:x2="8.117cm" svg:y2="13.51cm" draw:start-shape="id3" draw:start-glue-point="10" draw:end-shape="id4" draw:end-glue-point="4" svg:d="M6307 12701c1207 0 1810 269 1810 809" svg:viewBox="0 0 1811 810">
          <text:p/>
        </draw:connector>
        <draw:connector draw:style-name="gr6" draw:text-style-name="P5" draw:layer="layout" draw:type="curve" svg:x1="4.617cm" svg:y1="12.891cm" svg:x2="6.117cm" svg:y2="12.891cm" draw:start-shape="id2" draw:start-glue-point="8" draw:end-shape="id3" draw:end-glue-point="8" svg:d="M4617 12891c0 789 1500 789 1500 0" svg:viewBox="0 0 1501 593">
          <text:p/>
        </draw:connector>
        <draw:connector draw:style-name="gr6" draw:text-style-name="P5" draw:layer="layout" draw:type="curve" svg:x1="2.807cm" svg:y1="14.601cm" svg:x2="8.117cm" svg:y2="13.891cm" draw:start-shape="id5" draw:start-glue-point="10" draw:end-shape="id4" draw:end-glue-point="8" svg:d="M2807 14601c3540 0 5310-236 5310-710" svg:viewBox="0 0 5311 711">
          <text:p/>
        </draw:connector>
        <draw:connector draw:style-name="gr6" draw:text-style-name="P5" draw:layer="layout" draw:type="curve" svg:x1="8.117cm" svg:y1="13.51cm" svg:x2="14.617cm" svg:y2="13.51cm" draw:start-shape="id4" draw:start-glue-point="4" draw:end-shape="id6" draw:end-glue-point="4" svg:d="M8117 13510c0-790 6500-790 6500 0" svg:viewBox="0 0 6501 593">
          <text:p/>
        </draw:connector>
        <draw:connector draw:style-name="gr5" draw:text-style-name="P4" draw:layer="layout" draw:type="curve" svg:x1="8.117cm" svg:y1="13.891cm" svg:x2="9.926cm" svg:y2="14.601cm" draw:start-shape="id4" draw:start-glue-point="8" draw:end-shape="id7" draw:end-glue-point="6" svg:d="M8117 13891c0 474 603 710 1809 710" svg:viewBox="0 0 1810 711">
          <text:p/>
        </draw:connector>
        <draw:connector draw:style-name="gr5" draw:text-style-name="P4" draw:layer="layout" draw:type="curve" svg:x1="10.117cm" svg:y1="14.41cm" svg:x2="12.217cm" svg:y2="14.41cm" draw:start-shape="id7" draw:start-glue-point="4" draw:end-shape="id8" draw:end-glue-point="4" svg:d="M10117 14410c0-790 2100-790 2100 0" svg:viewBox="0 0 2101 593">
          <text:p/>
        </draw:connector>
        <draw:connector draw:style-name="gr7" draw:text-style-name="P5" draw:layer="layout" draw:type="curve" svg:x1="10.117cm" svg:y1="14.791cm" svg:x2="12.217cm" svg:y2="14.791cm" draw:start-shape="id7" draw:start-glue-point="8" draw:end-shape="id8" draw:end-glue-point="8" svg:d="M10117 14791c0 789 2100 789 2100 0" svg:viewBox="0 0 2101 593">
          <text:p/>
        </draw:connector>
        <draw:connector draw:style-name="gr5" draw:text-style-name="P4" draw:layer="layout" draw:type="curve" svg:x1="12.407cm" svg:y1="14.601cm" svg:x2="14.617cm" svg:y2="13.891cm" draw:start-shape="id8" draw:start-glue-point="10" draw:end-shape="id6" draw:end-glue-point="8" svg:d="M12407 14601c1474 0 2210-236 2210-710" svg:viewBox="0 0 2211 711">
          <text:p/>
        </draw:connector>
        <draw:connector draw:style-name="gr5" draw:text-style-name="P4" draw:layer="layout" draw:type="curve" svg:x1="14.807cm" svg:y1="13.701cm" svg:x2="15.926cm" svg:y2="13.7cm" draw:start-shape="id6" draw:start-glue-point="10" draw:end-shape="id9" draw:end-glue-point="3" svg:d="M14807 13701c838 0 279-1 1119-1" svg:viewBox="0 0 1120 2">
          <text:p/>
        </draw:connector>
        <draw:connector draw:style-name="gr6" draw:text-style-name="P5" draw:layer="layout" draw:type="curve" svg:x1="16.117cm" svg:y1="13.51cm" svg:x2="17.717cm" svg:y2="13.51cm" draw:start-shape="id9" draw:start-glue-point="4" draw:end-shape="id10" draw:end-glue-point="4" svg:d="M16117 13510c0-790 1600-790 1600 0" svg:viewBox="0 0 1601 593">
          <text:p/>
        </draw:connector>
        <draw:connector draw:style-name="gr5" draw:text-style-name="P4" draw:layer="layout" draw:type="curve" svg:x1="16.117cm" svg:y1="13.891cm" svg:x2="17.717cm" svg:y2="13.891cm" draw:start-shape="id9" draw:start-glue-point="8" draw:end-shape="id10" draw:end-glue-point="8" svg:d="M16117 13891c0 789 1600 789 1600 0" svg:viewBox="0 0 1601 593">
          <text:p/>
        </draw:connector>
        <draw:connector draw:style-name="gr5" draw:text-style-name="P4" draw:layer="layout" draw:type="curve" svg:x1="17.907cm" svg:y1="13.701cm" svg:x2="19.126cm" svg:y2="13.7cm" draw:start-shape="id10" draw:start-glue-point="10" svg:d="M17907 13701c1309 0 700-1 1219-1" svg:viewBox="0 0 1220 2">
          <text:p/>
        </draw:connector>
        <draw:frame draw:style-name="gr8" draw:text-style-name="P5" draw:layer="layout" svg:width="0.889cm" svg:height="0.886cm" svg:x="4.845cm" svg:y="11.028cm">
          <draw:text-box>
            <text:p><text:span text:style-name="T1">A</text:span></text:p>
          </draw:text-box>
        </draw:frame>
        <draw:frame draw:style-name="gr8" draw:text-style-name="P7" draw:layer="layout" svg:width="0.889cm" svg:height="0.886cm" svg:x="3.046cm" svg:y="11.828cm">
          <draw:text-box>
            <text:p text:style-name="P6"><text:span text:style-name="T4">G</text:span></text:p>
          </draw:text-box>
        </draw:frame>
        <draw:frame draw:style-name="gr8" draw:text-style-name="P7" draw:layer="layout" svg:width="0.889cm" svg:height="0.886cm" svg:x="6.547cm" svg:y="11.828cm">
          <draw:text-box>
            <text:p text:style-name="P6"><text:span text:style-name="T4">T</text:span></text:p>
          </draw:text-box>
        </draw:frame>
        <draw:frame draw:style-name="gr8" draw:text-style-name="P5" draw:layer="layout" svg:width="0.889cm" svg:height="0.886cm" svg:x="8.348cm" svg:y="12.228cm">
          <draw:text-box>
            <text:p><text:span text:style-name="T1">T</text:span></text:p>
          </draw:text-box>
        </draw:frame>
        <draw:frame draw:style-name="gr8" draw:text-style-name="P5" draw:layer="layout" svg:width="0.889cm" svg:height="0.886cm" svg:x="10.649cm" svg:y="11.928cm">
          <draw:text-box>
            <text:p><text:span text:style-name="T1">A</text:span></text:p>
          </draw:text-box>
        </draw:frame>
        <draw:frame draw:style-name="gr8" draw:text-style-name="P5" draw:layer="layout" svg:width="0.889cm" svg:height="0.886cm" svg:x="13.049cm" svg:y="12.228cm">
          <draw:text-box>
            <text:p><text:span text:style-name="T1">C</text:span></text:p>
          </draw:text-box>
        </draw:frame>
        <draw:frame draw:style-name="gr8" draw:text-style-name="P5" draw:layer="layout" svg:width="0.889cm" svg:height="0.886cm" svg:x="16.45cm" svg:y="12.128cm">
          <draw:text-box>
            <text:p><text:span text:style-name="T1">A</text:span></text:p>
          </draw:text-box>
        </draw:frame>
        <draw:frame draw:style-name="gr8" draw:text-style-name="P7" draw:layer="layout" svg:width="0.889cm" svg:height="0.886cm" svg:x="16.452cm" svg:y="14.528cm">
          <draw:text-box>
            <text:p text:style-name="P6"><text:span text:style-name="T4">T</text:span></text:p>
          </draw:text-box>
        </draw:frame>
        <draw:frame draw:style-name="gr9" draw:text-style-name="P9" draw:layer="layout" svg:width="0.889cm" svg:height="0.886cm" svg:x="10.653cm" svg:y="13.828cm">
          <draw:text-box>
            <text:p text:style-name="P8"><text:span text:style-name="T2">C</text:span></text:p>
          </draw:text-box>
        </draw:frame>
        <draw:frame draw:style-name="gr8" draw:text-style-name="P11" draw:layer="layout" svg:width="0.889cm" svg:height="0.886cm" svg:x="10.65cm" svg:y="15.328cm">
          <draw:text-box>
            <text:p text:style-name="P10"><text:span text:style-name="T5">G</text:span></text:p>
          </draw:text-box>
        </draw:frame>
        <draw:frame draw:style-name="gr9" draw:text-style-name="P4" draw:layer="layout" svg:width="0.889cm" svg:height="0.886cm" svg:x="8.351cm" svg:y="14.628cm">
          <draw:text-box>
            <text:p text:style-name="P12"><text:span text:style-name="T6">A</text:span></text:p>
          </draw:text-box>
        </draw:frame>
        <draw:frame draw:style-name="gr8" draw:text-style-name="P14" draw:layer="layout" svg:width="0.889cm" svg:height="0.886cm" svg:x="6.588cm" svg:y="14.354cm">
          <draw:text-box>
            <text:p text:style-name="P13"><text:span text:style-name="T3">C</text:span></text:p>
          </draw:text-box>
        </draw:frame>
        <draw:frame draw:style-name="gr8" draw:text-style-name="P9" draw:layer="layout" svg:width="0.889cm" svg:height="0.886cm" svg:x="4.852cm" svg:y="12.728cm">
          <draw:text-box>
            <text:p text:style-name="P8"><text:span text:style-name="T2">T</text:span></text:p>
          </draw:text-box>
        </draw:frame>
        <draw:frame draw:style-name="gr8" draw:text-style-name="P14" draw:layer="layout" svg:width="0.889cm" svg:height="0.886cm" svg:x="4.853cm" svg:y="14.528cm">
          <draw:text-box>
            <text:p text:style-name="P13"><text:span text:style-name="T3">C</text:span></text:p>
          </draw:text-box>
        </draw:frame>
        <draw:frame draw:style-name="gr8" draw:text-style-name="P14" draw:layer="layout" svg:width="0.889cm" svg:height="0.886cm" svg:x="3.054cm" svg:y="14.528cm">
          <draw:text-box>
            <text:p text:style-name="P13"><text:span text:style-name="T3">C</text:span></text:p>
          </draw:text-box>
        </draw:frame>
        <draw:frame draw:style-name="gr8" draw:text-style-name="P7" draw:layer="layout" svg:width="0.889cm" svg:height="0.886cm" svg:x="13.053cm" svg:y="14.528cm">
          <draw:text-box>
            <text:p text:style-name="P6"><text:span text:style-name="T4">A</text:span></text:p>
          </draw:text-box>
        </draw:frame>
        <draw:custom-shape draw:style-name="gr10" draw:text-style-name="P15" xml:id="id11" draw:id="id11" draw:layer="layout" svg:width="0.1cm" svg:height="0.102cm" svg:x="2.285cm" svg:y="23.3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12" draw:id="id12" draw:layer="layout" svg:width="0.1cm" svg:height="0.102cm" svg:x="2.886cm" svg:y="23.3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13" draw:id="id13" draw:layer="layout" svg:width="0.1cm" svg:height="0.102cm" svg:x="3.587cm" svg:y="23.3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14" draw:id="id14" draw:layer="layout" svg:width="0.1cm" svg:height="0.102cm" svg:x="4.288cm" svg:y="23.3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15" draw:id="id15" draw:layer="layout" svg:width="0.1cm" svg:height="0.102cm" svg:x="5.689cm" svg:y="23.3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16" draw:id="id16" draw:layer="layout" svg:width="0.1cm" svg:height="0.102cm" svg:x="6.461cm" svg:y="23.3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17" draw:id="id17" draw:layer="layout" svg:width="0.1cm" svg:height="0.102cm" svg:x="7.191cm" svg:y="23.3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19" draw:id="id19" draw:layer="layout" svg:width="0.1cm" svg:height="0.102cm" svg:x="9.194cm" svg:y="23.3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20" draw:id="id20" draw:layer="layout" svg:width="0.1cm" svg:height="0.102cm" svg:x="9.995cm" svg:y="23.3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21" draw:id="id21" draw:layer="layout" svg:width="0.1cm" svg:height="0.102cm" svg:x="11.696cm" svg:y="23.3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22" draw:id="id22" draw:layer="layout" svg:width="0.1cm" svg:height="0.102cm" svg:x="12.597cm" svg:y="23.3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23" draw:id="id23" draw:layer="layout" svg:width="0.1cm" svg:height="0.102cm" svg:x="13.998cm" svg:y="23.3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24" draw:id="id24" draw:layer="layout" svg:width="0.1cm" svg:height="0.102cm" svg:x="15.799cm" svg:y="23.3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25" draw:id="id25" draw:layer="layout" svg:width="0.1cm" svg:height="0.102cm" svg:x="17.4cm" svg:y="23.3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26" draw:id="id26" draw:layer="layout" svg:width="0.1cm" svg:height="0.102cm" svg:x="18.902cm" svg:y="23.3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svg:x1="2.385cm" svg:y1="23.379cm" svg:x2="2.886cm" svg:y2="23.379cm" draw:start-shape="id11" draw:start-glue-point="10" draw:end-shape="id12" draw:end-glue-point="6" svg:d="M2385 23379h501" svg:viewBox="0 0 502 1">
          <text:p/>
        </draw:connector>
        <draw:connector draw:style-name="gr11" draw:text-style-name="P5" draw:layer="layout" svg:x1="2.936cm" svg:y1="23.328cm" svg:x2="3.637cm" svg:y2="23.328cm" draw:start-shape="id12" draw:start-glue-point="4" draw:end-shape="id13" draw:end-glue-point="4" svg:d="M2936 23328v-526h701v526" svg:viewBox="0 0 702 527">
          <text:p/>
        </draw:connector>
        <draw:connector draw:style-name="gr11" draw:text-style-name="P5" draw:layer="layout" svg:x1="2.936cm" svg:y1="23.43cm" svg:x2="3.637cm" svg:y2="23.43cm" draw:start-shape="id12" draw:start-glue-point="8" draw:end-shape="id13" draw:end-glue-point="8" svg:d="M2936 23430v527h701v-527" svg:viewBox="0 0 702 528">
          <text:p/>
        </draw:connector>
        <draw:connector draw:style-name="gr11" draw:text-style-name="P5" draw:layer="layout" svg:x1="3.687cm" svg:y1="23.379cm" svg:x2="4.288cm" svg:y2="23.379cm" draw:start-shape="id13" draw:start-glue-point="10" draw:end-shape="id14" draw:end-glue-point="6" svg:d="M3687 23379h601" svg:viewBox="0 0 602 1">
          <text:p/>
        </draw:connector>
        <draw:connector draw:style-name="gr11" draw:text-style-name="P5" draw:layer="layout" svg:x1="4.338cm" svg:y1="23.328cm" svg:x2="5.739cm" svg:y2="23.328cm" draw:start-shape="id14" draw:start-glue-point="4" draw:end-shape="id15" draw:end-glue-point="4" svg:d="M4338 23328v-526h1401v526" svg:viewBox="0 0 1402 527">
          <text:p/>
        </draw:connector>
        <draw:connector draw:style-name="gr11" draw:text-style-name="P5" draw:layer="layout" svg:x1="4.388cm" svg:y1="23.379cm" svg:x2="5.689cm" svg:y2="23.379cm" draw:start-shape="id14" draw:start-glue-point="10" draw:end-shape="id15" draw:end-glue-point="6" svg:d="M4388 23379h1301" svg:viewBox="0 0 1302 1">
          <text:p/>
        </draw:connector>
        <draw:connector draw:style-name="gr11" draw:text-style-name="P5" draw:layer="layout" svg:x1="4.338cm" svg:y1="23.43cm" svg:x2="5.739cm" svg:y2="23.43cm" draw:start-shape="id14" draw:start-glue-point="8" draw:end-shape="id15" draw:end-glue-point="8" svg:d="M4338 23430v527h1401v-527" svg:viewBox="0 0 1402 528">
          <text:p/>
        </draw:connector>
        <draw:connector draw:style-name="gr11" draw:text-style-name="P5" draw:layer="layout" svg:x1="5.789cm" svg:y1="23.379cm" svg:x2="6.461cm" svg:y2="23.379cm" draw:start-shape="id15" draw:start-glue-point="10" draw:end-shape="id16" draw:end-glue-point="6" svg:d="M5789 23379h672" svg:viewBox="0 0 673 1">
          <text:p/>
        </draw:connector>
        <draw:connector draw:style-name="gr11" draw:text-style-name="P5" draw:layer="layout" svg:x1="6.511cm" svg:y1="23.328cm" svg:x2="7.241cm" svg:y2="23.328cm" draw:start-shape="id16" draw:start-glue-point="4" draw:end-shape="id17" draw:end-glue-point="4" svg:d="M6511 23328v-526h730v526" svg:viewBox="0 0 731 527">
          <text:p/>
        </draw:connector>
        <draw:connector draw:style-name="gr11" draw:text-style-name="P5" draw:layer="layout" svg:x1="6.511cm" svg:y1="23.43cm" svg:x2="7.241cm" svg:y2="23.43cm" draw:start-shape="id16" draw:start-glue-point="8" draw:end-shape="id17" draw:end-glue-point="8" svg:d="M6511 23430v527h730v-527" svg:viewBox="0 0 731 528">
          <text:p/>
        </draw:connector>
        <draw:connector draw:style-name="gr11" draw:text-style-name="P5" draw:layer="layout" svg:x1="7.291cm" svg:y1="23.379cm" svg:x2="8.295cm" svg:y2="23.379cm" draw:start-shape="id17" draw:start-glue-point="10" draw:end-shape="id18" draw:end-glue-point="6" svg:d="M7291 23379h1004" svg:viewBox="0 0 1005 1">
          <text:p/>
        </draw:connector>
        <draw:custom-shape draw:style-name="gr10" draw:text-style-name="P15" xml:id="id18" draw:id="id18" draw:layer="layout" svg:width="0.1cm" svg:height="0.102cm" svg:x="8.295cm" svg:y="23.3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svg:x1="8.345cm" svg:y1="23.328cm" svg:x2="9.244cm" svg:y2="23.328cm" draw:start-shape="id18" draw:start-glue-point="4" draw:end-shape="id19" draw:end-glue-point="4" svg:d="M8345 23328v-526h899v526" svg:viewBox="0 0 900 527">
          <text:p/>
        </draw:connector>
        <draw:connector draw:style-name="gr11" draw:text-style-name="P5" draw:layer="layout" svg:x1="8.345cm" svg:y1="23.43cm" svg:x2="9.244cm" svg:y2="23.43cm" draw:start-shape="id18" draw:start-glue-point="8" draw:end-shape="id19" draw:end-glue-point="8" svg:d="M8345 23430v527h899v-527" svg:viewBox="0 0 900 528">
          <text:p/>
        </draw:connector>
        <draw:connector draw:style-name="gr11" draw:text-style-name="P5" draw:layer="layout" svg:x1="9.294cm" svg:y1="23.379cm" svg:x2="9.995cm" svg:y2="23.379cm" draw:start-shape="id19" draw:start-glue-point="10" draw:end-shape="id20" draw:end-glue-point="6" svg:d="M9294 23379h701" svg:viewBox="0 0 702 1">
          <text:p/>
        </draw:connector>
        <draw:connector draw:style-name="gr11" draw:text-style-name="P5" draw:layer="layout" svg:x1="10.045cm" svg:y1="23.328cm" svg:x2="11.746cm" svg:y2="23.328cm" draw:start-shape="id20" draw:start-glue-point="4" draw:end-shape="id21" svg:d="M10045 23328v-526h1701v526" svg:viewBox="0 0 1702 527">
          <text:p/>
        </draw:connector>
        <draw:connector draw:style-name="gr11" draw:text-style-name="P5" draw:layer="layout" svg:x1="10.045cm" svg:y1="23.43cm" svg:x2="11.746cm" svg:y2="23.43cm" draw:start-shape="id20" draw:start-glue-point="8" draw:end-shape="id21" draw:end-glue-point="2" svg:d="M10045 23430v527h1701v-527" svg:viewBox="0 0 1702 528">
          <text:p/>
        </draw:connector>
        <draw:connector draw:style-name="gr11" draw:text-style-name="P5" draw:layer="layout" svg:x1="11.796cm" svg:y1="23.379cm" svg:x2="12.597cm" svg:y2="23.379cm" draw:start-shape="id21" draw:start-glue-point="10" draw:end-shape="id22" draw:end-glue-point="6" svg:d="M11796 23379h801" svg:viewBox="0 0 802 1">
          <text:p/>
        </draw:connector>
        <draw:connector draw:style-name="gr11" draw:text-style-name="P5" draw:layer="layout" svg:x1="12.647cm" svg:y1="23.328cm" svg:x2="14.048cm" svg:y2="23.341cm" draw:start-shape="id22" draw:start-glue-point="4" draw:end-shape="id23" draw:end-glue-point="4" svg:d="M12647 23328v-526h1401v539" svg:viewBox="0 0 1402 540">
          <text:p/>
        </draw:connector>
        <draw:connector draw:style-name="gr11" draw:text-style-name="P5" draw:layer="layout" svg:x1="12.647cm" svg:y1="23.43cm" svg:x2="14.048cm" svg:y2="23.443cm" draw:start-shape="id22" draw:start-glue-point="8" draw:end-shape="id23" draw:end-glue-point="8" svg:d="M12647 23430v540h1401v-527" svg:viewBox="0 0 1402 541">
          <text:p/>
        </draw:connector>
        <draw:connector draw:style-name="gr11" draw:text-style-name="P5" draw:layer="layout" svg:x1="10.095cm" svg:y1="23.379cm" svg:x2="11.696cm" svg:y2="23.379cm" draw:start-shape="id20" draw:start-glue-point="10" draw:end-shape="id21" draw:end-glue-point="6" svg:d="M10095 23379h1601" svg:viewBox="0 0 1602 1">
          <text:p/>
        </draw:connector>
        <draw:connector draw:style-name="gr11" draw:text-style-name="P5" draw:layer="layout" svg:x1="14.098cm" svg:y1="23.392cm" svg:x2="15.799cm" svg:y2="23.393cm" draw:start-shape="id23" draw:start-glue-point="10" draw:end-shape="id24" draw:end-glue-point="6" svg:d="M14098 23392h851v1h850" svg:viewBox="0 0 1702 2">
          <text:p/>
        </draw:connector>
        <draw:connector draw:style-name="gr11" draw:text-style-name="P5" draw:layer="layout" svg:x1="15.849cm" svg:y1="23.342cm" svg:x2="17.45cm" svg:y2="23.343cm" draw:start-shape="id24" draw:start-glue-point="4" draw:end-shape="id25" svg:d="M15849 23342v-526h1601v527" svg:viewBox="0 0 1602 528">
          <text:p/>
        </draw:connector>
        <draw:connector draw:style-name="gr11" draw:text-style-name="P5" draw:layer="layout" svg:x1="15.849cm" svg:y1="23.444cm" svg:x2="17.45cm" svg:y2="23.445cm" draw:start-shape="id24" draw:start-glue-point="8" draw:end-shape="id25" draw:end-glue-point="8" svg:d="M15849 23444v528h1601v-527" svg:viewBox="0 0 1602 529">
          <text:p/>
        </draw:connector>
        <draw:connector draw:style-name="gr11" draw:text-style-name="P5" draw:layer="layout" svg:x1="17.5cm" svg:y1="23.394cm" svg:x2="18.902cm" svg:y2="23.396cm" draw:start-shape="id25" draw:start-glue-point="10" draw:end-shape="id26" draw:end-glue-point="6" svg:d="M17500 23394h702v2h700" svg:viewBox="0 0 1403 3">
          <text:p/>
        </draw:connector>
        <draw:line draw:style-name="gr12" draw:text-style-name="P5" draw:layer="layout" svg:x1="2.27cm" svg:y1="21.567cm" svg:x2="19.034cm" svg:y2="21.567cm">
          <text:p/>
        </draw:line>
        <draw:line draw:style-name="gr13" draw:text-style-name="P5" draw:layer="layout" svg:x1="2.27cm" svg:y1="21.367cm" svg:x2="5.826cm" svg:y2="21.367cm">
          <text:p/>
        </draw:line>
        <draw:line draw:style-name="gr13" draw:text-style-name="P5" draw:layer="layout" svg:x1="6.17cm" svg:y1="16.967cm" svg:x2="9.726cm" svg:y2="16.967cm">
          <text:p/>
        </draw:line>
        <draw:line draw:style-name="gr13" draw:text-style-name="P5" draw:layer="layout" svg:x1="12.37cm" svg:y1="16.367cm" svg:x2="17.704cm" svg:y2="16.367cm">
          <text:p/>
        </draw:line>
        <draw:line draw:style-name="gr13" draw:text-style-name="P5" draw:layer="layout" svg:x1="9.87cm" svg:y1="21.167cm" svg:x2="14.188cm" svg:y2="21.167cm">
          <text:p/>
        </draw:line>
        <draw:line draw:style-name="gr13" draw:text-style-name="P5" draw:layer="layout" svg:x1="14.47cm" svg:y1="21.167cm" svg:x2="19.093cm" svg:y2="21.167cm">
          <text:p/>
        </draw:line>
        <draw:line draw:style-name="gr13" draw:text-style-name="P5" draw:layer="layout" svg:x1="3.77cm" svg:y1="21.167cm" svg:x2="7.834cm" svg:y2="21.167cm">
          <text:p/>
        </draw:line>
        <draw:line draw:style-name="gr13" draw:text-style-name="P5" draw:layer="layout" svg:x1="6.27cm" svg:y1="17.367cm" svg:x2="9.572cm" svg:y2="17.367cm">
          <text:p/>
        </draw:line>
        <draw:line draw:style-name="gr13" draw:text-style-name="P5" draw:layer="layout" svg:x1="2.47cm" svg:y1="19.167cm" svg:x2="7.55cm" svg:y2="19.167cm">
          <text:p/>
        </draw:line>
        <draw:line draw:style-name="gr13" draw:text-style-name="P5" draw:layer="layout" svg:x1="7.87cm" svg:y1="20.767cm" svg:x2="12.239cm" svg:y2="20.767cm">
          <text:p/>
        </draw:line>
        <draw:line draw:style-name="gr13" draw:text-style-name="P5" draw:layer="layout" svg:x1="12.37cm" svg:y1="20.967cm" svg:x2="14.656cm" svg:y2="20.967cm">
          <text:p/>
        </draw:line>
        <draw:line draw:style-name="gr13" draw:text-style-name="P5" draw:layer="layout" svg:x1="15.63cm" svg:y1="20.967cm" svg:x2="18.576cm" svg:y2="20.967cm">
          <text:p/>
        </draw:line>
        <draw:line draw:style-name="gr13" draw:text-style-name="P5" draw:layer="layout" svg:x1="9.87cm" svg:y1="21.367cm" svg:x2="12.156cm" svg:y2="21.367cm">
          <text:p/>
        </draw:line>
        <draw:line draw:style-name="gr13" draw:text-style-name="P5" draw:layer="layout" svg:x1="2.37cm" svg:y1="20.167cm" svg:x2="3.945cm" svg:y2="20.167cm">
          <text:p/>
        </draw:line>
        <draw:line draw:style-name="gr13" draw:text-style-name="P5" draw:layer="layout" svg:x1="9.87cm" svg:y1="20.567cm" svg:x2="14.696cm" svg:y2="20.567cm">
          <text:p/>
        </draw:line>
        <draw:line draw:style-name="gr13" draw:text-style-name="P5" draw:layer="layout" svg:x1="14.67cm" svg:y1="17.567cm" svg:x2="17.718cm" svg:y2="17.567cm">
          <text:p/>
        </draw:line>
        <draw:line draw:style-name="gr13" draw:text-style-name="P5" draw:layer="layout" svg:x1="3.87cm" svg:y1="18.367cm" svg:x2="6.156cm" svg:y2="18.367cm">
          <text:p/>
        </draw:line>
        <draw:line draw:style-name="gr13" draw:text-style-name="P5" draw:layer="layout" svg:x1="12.17cm" svg:y1="18.367cm" svg:x2="17.86cm" svg:y2="18.367cm">
          <text:p/>
        </draw:line>
        <draw:line draw:style-name="gr13" draw:text-style-name="P5" draw:layer="layout" svg:x1="15.57cm" svg:y1="20.567cm" svg:x2="18.364cm" svg:y2="20.567cm">
          <text:p/>
        </draw:line>
        <draw:line draw:style-name="gr13" draw:text-style-name="P5" draw:layer="layout" svg:x1="6.47cm" svg:y1="20.567cm" svg:x2="7.994cm" svg:y2="20.567cm">
          <text:p/>
        </draw:line>
        <draw:line draw:style-name="gr13" draw:text-style-name="P5" draw:layer="layout" svg:x1="8.17cm" svg:y1="20.567cm" svg:x2="9.694cm" svg:y2="20.567cm">
          <text:p/>
        </draw:line>
        <draw:line draw:style-name="gr13" draw:text-style-name="P5" draw:layer="layout" svg:x1="9.67cm" svg:y1="18.167cm" svg:x2="11.956cm" svg:y2="18.167cm">
          <text:p/>
        </draw:line>
        <draw:line draw:style-name="gr13" draw:text-style-name="P5" draw:layer="layout" svg:x1="8.27cm" svg:y1="21.167cm" svg:x2="9.54cm" svg:y2="21.167cm">
          <text:p/>
        </draw:line>
        <draw:line draw:style-name="gr13" draw:text-style-name="P5" draw:layer="layout" svg:x1="9.47cm" svg:y1="19.367cm" svg:x2="11.705cm" svg:y2="19.367cm">
          <text:p/>
        </draw:line>
        <draw:line draw:style-name="gr13" draw:text-style-name="P5" draw:layer="layout" svg:x1="4.17cm" svg:y1="20.167cm" svg:x2="5.897cm" svg:y2="20.167cm">
          <text:p/>
        </draw:line>
        <draw:line draw:style-name="gr13" draw:text-style-name="P5" draw:layer="layout" svg:x1="12.571cm" svg:y1="18.167cm" svg:x2="14.146cm" svg:y2="18.167cm">
          <text:p/>
        </draw:line>
        <draw:line draw:style-name="gr14" draw:text-style-name="P5" draw:layer="layout" svg:x1="19.093cm" svg:y1="17.967cm" svg:x2="15.537cm" svg:y2="17.967cm">
          <text:p/>
        </draw:line>
        <draw:line draw:style-name="gr14" draw:text-style-name="P5" draw:layer="layout" svg:x1="15.693cm" svg:y1="18.967cm" svg:x2="12.137cm" svg:y2="18.967cm">
          <text:p/>
        </draw:line>
        <draw:line draw:style-name="gr14" draw:text-style-name="P5" draw:layer="layout" svg:x1="8.993cm" svg:y1="19.567cm" svg:x2="3.659cm" svg:y2="19.567cm">
          <text:p/>
        </draw:line>
        <draw:line draw:style-name="gr14" draw:text-style-name="P5" draw:layer="layout" svg:x1="11.493cm" svg:y1="16.767cm" svg:x2="7.175cm" svg:y2="16.767cm">
          <text:p/>
        </draw:line>
        <draw:line draw:style-name="gr14" draw:text-style-name="P5" draw:layer="layout" svg:x1="17.593cm" svg:y1="19.167cm" svg:x2="13.529cm" svg:y2="19.167cm">
          <text:p/>
        </draw:line>
        <draw:line draw:style-name="gr14" draw:text-style-name="P5" draw:layer="layout" svg:x1="15.093cm" svg:y1="19.367cm" svg:x2="11.791cm" svg:y2="19.367cm">
          <text:p/>
        </draw:line>
        <draw:line draw:style-name="gr14" draw:text-style-name="P5" draw:layer="layout" svg:x1="18.893cm" svg:y1="19.567cm" svg:x2="13.813cm" svg:y2="19.567cm">
          <text:p/>
        </draw:line>
        <draw:line draw:style-name="gr15" draw:text-style-name="P5" draw:layer="layout" svg:x1="13.493cm" svg:y1="19.567cm" svg:x2="9.124cm" svg:y2="19.567cm">
          <text:p/>
        </draw:line>
        <draw:line draw:style-name="gr14" draw:text-style-name="P5" draw:layer="layout" svg:x1="9.507cm" svg:y1="21.367cm" svg:x2="6.307cm" svg:y2="21.367cm">
          <text:p/>
        </draw:line>
        <draw:line draw:style-name="gr14" draw:text-style-name="P5" draw:layer="layout" svg:x1="5.733cm" svg:y1="19.967cm" svg:x2="2.787cm" svg:y2="19.967cm">
          <text:p/>
        </draw:line>
        <draw:line draw:style-name="gr14" draw:text-style-name="P5" draw:layer="layout" svg:x1="11.493cm" svg:y1="19.167cm" svg:x2="9.207cm" svg:y2="19.167cm">
          <text:p/>
        </draw:line>
        <draw:line draw:style-name="gr14" draw:text-style-name="P5" draw:layer="layout" svg:x1="18.993cm" svg:y1="19.367cm" svg:x2="17.418cm" svg:y2="19.367cm">
          <text:p/>
        </draw:line>
        <draw:line draw:style-name="gr14" draw:text-style-name="P5" draw:layer="layout" svg:x1="11.493cm" svg:y1="19.767cm" svg:x2="6.667cm" svg:y2="19.767cm">
          <text:p/>
        </draw:line>
        <draw:line draw:style-name="gr14" draw:text-style-name="P5" draw:layer="layout" svg:x1="5.893cm" svg:y1="20.567cm" svg:x2="2.845cm" svg:y2="20.567cm">
          <text:p/>
        </draw:line>
        <draw:line draw:style-name="gr14" draw:text-style-name="P5" draw:layer="layout" svg:x1="17.493cm" svg:y1="19.767cm" svg:x2="15.207cm" svg:y2="19.767cm">
          <text:p/>
        </draw:line>
        <draw:line draw:style-name="gr14" draw:text-style-name="P5" draw:layer="layout" svg:x1="9.193cm" svg:y1="18.567cm" svg:x2="3.503cm" svg:y2="18.567cm">
          <text:p/>
        </draw:line>
        <draw:line draw:style-name="gr14" draw:text-style-name="P5" draw:layer="layout" svg:x1="5.793cm" svg:y1="20.367cm" svg:x2="2.999cm" svg:y2="20.367cm">
          <text:p/>
        </draw:line>
        <draw:line draw:style-name="gr14" draw:text-style-name="P5" draw:layer="layout" svg:x1="14.893cm" svg:y1="19.767cm" svg:x2="13.369cm" svg:y2="19.767cm">
          <text:p/>
        </draw:line>
        <draw:line draw:style-name="gr14" draw:text-style-name="P5" draw:layer="layout" svg:x1="13.193cm" svg:y1="19.767cm" svg:x2="11.669cm" svg:y2="19.767cm">
          <text:p/>
        </draw:line>
        <draw:line draw:style-name="gr14" draw:text-style-name="P5" draw:layer="layout" svg:x1="18.793cm" svg:y1="19.967cm" svg:x2="17.269cm" svg:y2="19.967cm">
          <text:p/>
        </draw:line>
        <draw:line draw:style-name="gr14" draw:text-style-name="P5" draw:layer="layout" svg:x1="11.693cm" svg:y1="19.967cm" svg:x2="9.407cm" svg:y2="19.967cm">
          <text:p/>
        </draw:line>
        <draw:line draw:style-name="gr14" draw:text-style-name="P5" draw:layer="layout" svg:x1="15.093cm" svg:y1="19.967cm" svg:x2="13.569cm" svg:y2="19.967cm">
          <text:p/>
        </draw:line>
        <draw:line draw:style-name="gr14" draw:text-style-name="P5" draw:layer="layout" svg:x1="13.093cm" svg:y1="19.167cm" svg:x2="11.823cm" svg:y2="19.167cm">
          <text:p/>
        </draw:line>
        <draw:line draw:style-name="gr14" draw:text-style-name="P5" draw:layer="layout" svg:x1="9.355cm" svg:y1="19.367cm" svg:x2="6.358cm" svg:y2="19.367cm">
          <text:p/>
        </draw:line>
        <draw:line draw:style-name="gr14" draw:text-style-name="P5" draw:layer="layout" svg:x1="17.193cm" svg:y1="19.367cm" svg:x2="15.466cm" svg:y2="19.367cm">
          <text:p/>
        </draw:line>
        <draw:line draw:style-name="gr14" draw:text-style-name="P5" draw:layer="layout" svg:x1="7.792cm" svg:y1="20.967cm" svg:x2="6.217cm" svg:y2="20.967cm">
          <text:p/>
        </draw:line>
        <draw:line draw:style-name="gr14" draw:text-style-name="P5" draw:layer="layout" svg:x1="15.193cm" svg:y1="20.167cm" svg:x2="11.789cm" svg:y2="20.167cm">
          <text:p/>
        </draw:line>
        <draw:line draw:style-name="gr14" draw:text-style-name="P5" draw:layer="layout" svg:x1="11.492cm" svg:y1="20.167cm" svg:x2="6.92cm" svg:y2="20.167cm">
          <text:p/>
        </draw:line>
        <draw:line draw:style-name="gr14" draw:text-style-name="P5" draw:layer="layout" svg:x1="2.887cm" svg:y1="18.967cm" svg:x2="7.967cm" svg:y2="18.967cm">
          <text:p/>
        </draw:line>
        <draw:line draw:style-name="gr14" draw:text-style-name="P5" draw:layer="layout" svg:x1="8.287cm" svg:y1="18.767cm" svg:x2="12.656cm" svg:y2="18.767cm">
          <text:p/>
        </draw:line>
        <draw:line draw:style-name="gr14" draw:text-style-name="P5" draw:layer="layout" svg:x1="12.787cm" svg:y1="18.567cm" svg:x2="15.073cm" svg:y2="18.567cm">
          <text:p/>
        </draw:line>
        <draw:line draw:style-name="gr14" draw:text-style-name="P5" draw:layer="layout" svg:x1="16.047cm" svg:y1="18.567cm" svg:x2="18.993cm" svg:y2="18.567cm">
          <text:p/>
        </draw:line>
        <draw:line draw:style-name="gr14" draw:text-style-name="P5" draw:layer="layout" svg:x1="15.087cm" svg:y1="18.767cm" svg:x2="18.135cm" svg:y2="18.767cm">
          <text:p/>
        </draw:line>
        <draw:line draw:style-name="gr14" draw:text-style-name="P5" draw:layer="layout" svg:x1="10.187cm" svg:y1="18.567cm" svg:x2="12.422cm" svg:y2="18.567cm">
          <text:p/>
        </draw:line>
        <draw:line draw:style-name="gr14" draw:text-style-name="P5" draw:layer="layout" svg:x1="12.988cm" svg:y1="18.767cm" svg:x2="14.563cm" svg:y2="18.767cm">
          <text:p/>
        </draw:line>
        <draw:line draw:style-name="gr15" draw:text-style-name="P5" draw:layer="layout" svg:x1="3.87cm" svg:y1="19.367cm" svg:x2="6.156cm" svg:y2="19.367cm">
          <text:p/>
        </draw:line>
        <draw:line draw:style-name="gr15" draw:text-style-name="P5" draw:layer="layout" svg:x1="12.17cm" svg:y1="20.367cm" svg:x2="17.86cm" svg:y2="20.367cm">
          <text:p/>
        </draw:line>
        <draw:line draw:style-name="gr15" draw:text-style-name="P5" draw:layer="layout" svg:x1="6.47cm" svg:y1="20.367cm" svg:x2="7.994cm" svg:y2="20.367cm">
          <text:p/>
        </draw:line>
        <draw:line draw:style-name="gr15" draw:text-style-name="P5" draw:layer="layout" svg:x1="8.17cm" svg:y1="20.367cm" svg:x2="9.694cm" svg:y2="20.367cm">
          <text:p/>
        </draw:line>
        <draw:line draw:style-name="gr15" draw:text-style-name="P5" draw:layer="layout" svg:x1="9.77cm" svg:y1="20.367cm" svg:x2="12.056cm" svg:y2="20.367cm">
          <text:p/>
        </draw:line>
        <draw:line draw:style-name="gr15" draw:text-style-name="P5" draw:layer="layout" svg:x1="19.093cm" svg:y1="18.167cm" svg:x2="15.537cm" svg:y2="18.167cm">
          <text:p/>
        </draw:line>
        <draw:line draw:style-name="gr15" draw:text-style-name="P5" draw:layer="layout" svg:x1="15.193cm" svg:y1="16.967cm" svg:x2="11.637cm" svg:y2="16.967cm">
          <text:p/>
        </draw:line>
        <draw:line draw:style-name="gr15" draw:text-style-name="P5" draw:layer="layout" svg:x1="8.993cm" svg:y1="18.167cm" svg:x2="3.659cm" svg:y2="18.167cm">
          <text:p/>
        </draw:line>
        <draw:line draw:style-name="gr15" draw:text-style-name="P5" draw:layer="layout" svg:x1="11.493cm" svg:y1="17.167cm" svg:x2="7.175cm" svg:y2="17.167cm">
          <text:p/>
        </draw:line>
        <draw:line draw:style-name="gr15" draw:text-style-name="P5" draw:layer="layout" svg:x1="19.033cm" svg:y1="21.367cm" svg:x2="12.429cm" svg:y2="21.367cm">
          <text:p/>
        </draw:line>
        <draw:line draw:style-name="gr15" draw:text-style-name="P5" draw:layer="layout" svg:x1="15.093cm" svg:y1="17.167cm" svg:x2="11.791cm" svg:y2="17.167cm">
          <text:p/>
        </draw:line>
        <draw:line draw:style-name="gr15" draw:text-style-name="P5" draw:layer="layout" svg:x1="18.893cm" svg:y1="20.767cm" svg:x2="13.813cm" svg:y2="20.767cm">
          <text:p/>
        </draw:line>
        <draw:line draw:style-name="gr14" draw:text-style-name="P5" draw:layer="layout" svg:x1="13.493cm" svg:y1="17.567cm" svg:x2="9.124cm" svg:y2="17.567cm">
          <text:p/>
        </draw:line>
        <draw:line draw:style-name="gr15" draw:text-style-name="P5" draw:layer="layout" svg:x1="8.993cm" svg:y1="18.367cm" svg:x2="6.707cm" svg:y2="18.367cm">
          <text:p/>
        </draw:line>
        <draw:line draw:style-name="gr15" draw:text-style-name="P5" draw:layer="layout" svg:x1="5.733cm" svg:y1="20.967cm" svg:x2="2.787cm" svg:y2="20.967cm">
          <text:p/>
        </draw:line>
        <draw:line draw:style-name="gr15" draw:text-style-name="P5" draw:layer="layout" svg:x1="11.493cm" svg:y1="18.367cm" svg:x2="9.207cm" svg:y2="18.367cm">
          <text:p/>
        </draw:line>
        <draw:line draw:style-name="gr15" draw:text-style-name="P5" draw:layer="layout" svg:x1="18.993cm" svg:y1="19.067cm" svg:x2="17.418cm" svg:y2="19.067cm">
          <text:p/>
        </draw:line>
        <draw:line draw:style-name="gr15" draw:text-style-name="P5" draw:layer="layout" svg:x1="11.493cm" svg:y1="17.767cm" svg:x2="6.667cm" svg:y2="17.767cm">
          <text:p/>
        </draw:line>
        <draw:line draw:style-name="gr15" draw:text-style-name="P5" draw:layer="layout" svg:x1="6.693cm" svg:y1="20.767cm" svg:x2="3.645cm" svg:y2="20.767cm">
          <text:p/>
        </draw:line>
        <draw:line draw:style-name="gr15" draw:text-style-name="P5" draw:layer="layout" svg:x1="17.593cm" svg:y1="20.167cm" svg:x2="15.307cm" svg:y2="20.167cm">
          <text:p/>
        </draw:line>
        <draw:line draw:style-name="gr15" draw:text-style-name="P5" draw:layer="layout" svg:x1="8.093cm" svg:y1="18.767cm" svg:x2="2.403cm" svg:y2="18.767cm">
          <text:p/>
        </draw:line>
        <draw:line draw:style-name="gr15" draw:text-style-name="P5" draw:layer="layout" svg:x1="5.793cm" svg:y1="17.967cm" svg:x2="2.999cm" svg:y2="17.967cm">
          <text:p/>
        </draw:line>
        <draw:line draw:style-name="gr15" draw:text-style-name="P5" draw:layer="layout" svg:x1="14.893cm" svg:y1="17.367cm" svg:x2="13.369cm" svg:y2="17.367cm">
          <text:p/>
        </draw:line>
        <draw:line draw:style-name="gr15" draw:text-style-name="P5" draw:layer="layout" svg:x1="13.193cm" svg:y1="17.767cm" svg:x2="11.669cm" svg:y2="17.767cm">
          <text:p/>
        </draw:line>
        <draw:line draw:style-name="gr15" draw:text-style-name="P5" draw:layer="layout" svg:x1="4.193cm" svg:y1="19.767cm" svg:x2="2.669cm" svg:y2="19.767cm">
          <text:p/>
        </draw:line>
        <draw:line draw:style-name="gr15" draw:text-style-name="P5" draw:layer="layout" svg:x1="12.069cm" svg:y1="18.967cm" svg:x2="8.107cm" svg:y2="18.967cm">
          <text:p/>
        </draw:line>
        <draw:line draw:style-name="gr15" draw:text-style-name="P5" draw:layer="layout" svg:x1="15.093cm" svg:y1="17.767cm" svg:x2="13.569cm" svg:y2="17.767cm">
          <text:p/>
        </draw:line>
        <draw:line draw:style-name="gr15" draw:text-style-name="P5" draw:layer="layout" svg:x1="13.093cm" svg:y1="19.967cm" svg:x2="11.823cm" svg:y2="19.967cm">
          <text:p/>
        </draw:line>
        <draw:line draw:style-name="gr15" draw:text-style-name="P5" draw:layer="layout" svg:x1="11.793cm" svg:y1="20.967cm" svg:x2="9.558cm" svg:y2="20.967cm">
          <text:p/>
        </draw:line>
        <draw:line draw:style-name="gr15" draw:text-style-name="P5" draw:layer="layout" svg:x1="17.193cm" svg:y1="19.967cm" svg:x2="15.466cm" svg:y2="19.967cm">
          <text:p/>
        </draw:line>
        <draw:line draw:style-name="gr15" draw:text-style-name="P5" draw:layer="layout" svg:x1="7.892cm" svg:y1="19.967cm" svg:x2="6.317cm" svg:y2="19.967cm">
          <text:p/>
        </draw:line>
        <draw:line draw:style-name="gr15" draw:text-style-name="P5" draw:layer="layout" svg:x1="15.193cm" svg:y1="17.967cm" svg:x2="11.789cm" svg:y2="17.967cm">
          <text:p/>
        </draw:line>
        <draw:line draw:style-name="gr15" draw:text-style-name="P5" draw:layer="layout" svg:x1="11.492cm" svg:y1="17.967cm" svg:x2="6.92cm" svg:y2="17.967cm">
          <text:p/>
        </draw:line>
        <draw:line draw:style-name="gr15" draw:text-style-name="P5" draw:layer="layout" svg:x1="2.887cm" svg:y1="17.567cm" svg:x2="7.967cm" svg:y2="17.567cm">
          <text:p/>
        </draw:line>
        <draw:line draw:style-name="gr15" draw:text-style-name="P5" draw:layer="layout" svg:x1="8.287cm" svg:y1="16.567cm" svg:x2="12.656cm" svg:y2="16.567cm">
          <text:p/>
        </draw:line>
        <draw:line draw:style-name="gr15" draw:text-style-name="P5" draw:layer="layout" svg:x1="12.787cm" svg:y1="16.567cm" svg:x2="15.073cm" svg:y2="16.567cm">
          <text:p/>
        </draw:line>
        <draw:line draw:style-name="gr15" draw:text-style-name="P5" draw:layer="layout" svg:x1="16.047cm" svg:y1="17.767cm" svg:x2="18.993cm" svg:y2="17.767cm">
          <text:p/>
        </draw:line>
        <draw:line draw:style-name="gr15" draw:text-style-name="P5" draw:layer="layout" svg:x1="15.087cm" svg:y1="17.367cm" svg:x2="18.135cm" svg:y2="17.367cm">
          <text:p/>
        </draw:line>
        <draw:line draw:style-name="gr15" draw:text-style-name="P5" draw:layer="layout" svg:x1="10.187cm" svg:y1="17.367cm" svg:x2="12.422cm" svg:y2="17.367cm">
          <text:p/>
        </draw:line>
        <draw:line draw:style-name="gr15" draw:text-style-name="P5" draw:layer="layout" svg:x1="12.988cm" svg:y1="16.767cm" svg:x2="14.563cm" svg:y2="16.767cm">
          <text:p/>
        </draw:line>
        <draw:line draw:style-name="gr13" draw:text-style-name="P5" draw:layer="layout" svg:x1="9.383cm" svg:y1="11.14cm" svg:x2="12.937cm" svg:y2="11.033cm">
          <text:p/>
        </draw:line>
        <draw:line draw:style-name="gr13" draw:text-style-name="P5" draw:layer="layout" svg:x1="2.54cm" svg:y1="6.823cm" svg:x2="6.065cm" svg:y2="6.353cm">
          <text:p/>
        </draw:line>
        <draw:line draw:style-name="gr13" draw:text-style-name="P5" draw:layer="layout" svg:x1="12.371cm" svg:y1="5.867cm" svg:x2="17.705cm" svg:y2="5.867cm">
          <text:p/>
        </draw:line>
        <draw:line draw:style-name="gr13" draw:text-style-name="P5" draw:layer="layout" svg:x1="9.871cm" svg:y1="10.667cm" svg:x2="14.189cm" svg:y2="10.667cm">
          <text:p/>
        </draw:line>
        <draw:line draw:style-name="gr13" draw:text-style-name="P5" draw:layer="layout" svg:x1="4.001cm" svg:y1="10.889cm" svg:x2="8.615cm" svg:y2="11.177cm">
          <text:p/>
        </draw:line>
        <draw:line draw:style-name="gr13" draw:text-style-name="P5" draw:layer="layout" svg:x1="3.771cm" svg:y1="10.667cm" svg:x2="7.835cm" svg:y2="10.667cm">
          <text:p/>
        </draw:line>
        <draw:line draw:style-name="gr13" draw:text-style-name="P5" draw:layer="layout" svg:x1="3.413cm" svg:y1="5.953cm" svg:x2="6.715cm" svg:y2="5.953cm">
          <text:p/>
        </draw:line>
        <draw:line draw:style-name="gr13" draw:text-style-name="P5" draw:layer="layout" svg:x1="2.471cm" svg:y1="8.667cm" svg:x2="7.551cm" svg:y2="8.667cm">
          <text:p/>
        </draw:line>
        <draw:line draw:style-name="gr13" draw:text-style-name="P5" draw:layer="layout" svg:x1="7.871cm" svg:y1="10.267cm" svg:x2="12.24cm" svg:y2="10.267cm">
          <text:p/>
        </draw:line>
        <draw:line draw:style-name="gr13" draw:text-style-name="P5" draw:layer="layout" svg:x1="12.371cm" svg:y1="10.467cm" svg:x2="14.657cm" svg:y2="10.467cm">
          <text:p/>
        </draw:line>
        <draw:line draw:style-name="gr13" draw:text-style-name="P5" draw:layer="layout" svg:x1="15.631cm" svg:y1="10.467cm" svg:x2="18.577cm" svg:y2="10.467cm">
          <text:p/>
        </draw:line>
        <draw:line draw:style-name="gr13" draw:text-style-name="P5" draw:layer="layout" svg:x1="9.871cm" svg:y1="10.867cm" svg:x2="12.157cm" svg:y2="10.867cm">
          <text:p/>
        </draw:line>
        <draw:line draw:style-name="gr13" draw:text-style-name="P5" draw:layer="layout" svg:x1="2.371cm" svg:y1="9.667cm" svg:x2="3.946cm" svg:y2="9.667cm">
          <text:p/>
        </draw:line>
        <draw:line draw:style-name="gr13" draw:text-style-name="P5" draw:layer="layout" svg:x1="9.871cm" svg:y1="10.067cm" svg:x2="14.697cm" svg:y2="10.067cm">
          <text:p/>
        </draw:line>
        <draw:line draw:style-name="gr13" draw:text-style-name="P5" draw:layer="layout" svg:x1="14.671cm" svg:y1="7.067cm" svg:x2="17.719cm" svg:y2="7.067cm">
          <text:p/>
        </draw:line>
        <draw:line draw:style-name="gr13" draw:text-style-name="P5" draw:layer="layout" svg:x1="3.871cm" svg:y1="7.867cm" svg:x2="6.157cm" svg:y2="7.867cm">
          <text:p/>
        </draw:line>
        <draw:line draw:style-name="gr13" draw:text-style-name="P5" draw:layer="layout" svg:x1="6.613cm" svg:y1="11.414cm" svg:x2="12.303cm" svg:y2="11.414cm">
          <text:p/>
        </draw:line>
        <draw:line draw:style-name="gr13" draw:text-style-name="P5" draw:layer="layout" svg:x1="15.571cm" svg:y1="10.067cm" svg:x2="18.365cm" svg:y2="10.067cm">
          <text:p/>
        </draw:line>
        <draw:line draw:style-name="gr13" draw:text-style-name="P5" draw:layer="layout" svg:x1="6.471cm" svg:y1="10.067cm" svg:x2="7.995cm" svg:y2="10.067cm">
          <text:p/>
        </draw:line>
        <draw:line draw:style-name="gr13" draw:text-style-name="P5" draw:layer="layout" svg:x1="8.171cm" svg:y1="10.067cm" svg:x2="9.695cm" svg:y2="10.067cm">
          <text:p/>
        </draw:line>
        <draw:line draw:style-name="gr13" draw:text-style-name="P5" draw:layer="layout" svg:x1="9.49cm" svg:y1="7.264cm" svg:x2="11.776cm" svg:y2="7.264cm">
          <text:p/>
        </draw:line>
        <draw:line draw:style-name="gr13" draw:text-style-name="P5" draw:layer="layout" svg:x1="6.334cm" svg:y1="6.588cm" svg:x2="7.604cm" svg:y2="6.588cm">
          <text:p/>
        </draw:line>
        <draw:line draw:style-name="gr13" draw:text-style-name="P5" draw:layer="layout" svg:x1="9.29cm" svg:y1="8.464cm" svg:x2="11.525cm" svg:y2="8.464cm">
          <text:p/>
        </draw:line>
        <draw:line draw:style-name="gr13" draw:text-style-name="P5" draw:layer="layout" svg:x1="4.171cm" svg:y1="9.667cm" svg:x2="5.898cm" svg:y2="9.667cm">
          <text:p/>
        </draw:line>
        <draw:line draw:style-name="gr13" draw:text-style-name="P5" draw:layer="layout" svg:x1="16.602cm" svg:y1="6.516cm" svg:x2="18.173cm" svg:y2="6.406cm">
          <text:p/>
        </draw:line>
        <draw:line draw:style-name="gr14" draw:text-style-name="P5" draw:layer="layout" svg:x1="19.094cm" svg:y1="7.467cm" svg:x2="15.538cm" svg:y2="7.467cm">
          <text:p/>
        </draw:line>
        <draw:line draw:style-name="gr14" draw:text-style-name="P5" draw:layer="layout" svg:x1="15.694cm" svg:y1="8.467cm" svg:x2="12.138cm" svg:y2="8.467cm">
          <text:p/>
        </draw:line>
        <draw:line draw:style-name="gr14" draw:text-style-name="P5" draw:layer="layout" svg:x1="11.414cm" svg:y1="9.128cm" svg:x2="6.08cm" svg:y2="9.128cm">
          <text:p/>
        </draw:line>
        <draw:line draw:style-name="gr14" draw:text-style-name="P5" draw:layer="layout" svg:x1="17.69cm" svg:y1="5.507cm" svg:x2="13.373cm" svg:y2="5.582cm">
          <text:p/>
        </draw:line>
        <draw:line draw:style-name="gr14" draw:text-style-name="P5" draw:layer="layout" svg:x1="17.594cm" svg:y1="8.667cm" svg:x2="13.53cm" svg:y2="8.667cm">
          <text:p/>
        </draw:line>
        <draw:line draw:style-name="gr14" draw:text-style-name="P5" draw:layer="layout" svg:x1="17.002cm" svg:y1="11.033cm" svg:x2="13.7cm" svg:y2="11.033cm">
          <text:p/>
        </draw:line>
        <draw:line draw:style-name="gr14" draw:text-style-name="P5" draw:layer="layout" svg:x1="18.894cm" svg:y1="9.067cm" svg:x2="13.814cm" svg:y2="9.067cm">
          <text:p/>
        </draw:line>
        <draw:line draw:style-name="gr15" draw:text-style-name="P5" draw:layer="layout" svg:x1="13.313cm" svg:y1="8.664cm" svg:x2="8.944cm" svg:y2="8.664cm">
          <text:p/>
        </draw:line>
        <draw:line draw:style-name="gr14" draw:text-style-name="P5" draw:layer="layout" svg:x1="9.508cm" svg:y1="10.867cm" svg:x2="6.308cm" svg:y2="10.867cm">
          <text:p/>
        </draw:line>
        <draw:line draw:style-name="gr14" draw:text-style-name="P5" draw:layer="layout" svg:x1="5.734cm" svg:y1="9.467cm" svg:x2="2.788cm" svg:y2="9.467cm">
          <text:p/>
        </draw:line>
        <draw:line draw:style-name="gr14" draw:text-style-name="P5" draw:layer="layout" svg:x1="9.255cm" svg:y1="6.334cm" svg:x2="6.969cm" svg:y2="6.334cm">
          <text:p/>
        </draw:line>
        <draw:line draw:style-name="gr14" draw:text-style-name="P5" draw:layer="layout" svg:x1="18.994cm" svg:y1="8.867cm" svg:x2="17.419cm" svg:y2="8.867cm">
          <text:p/>
        </draw:line>
        <draw:line draw:style-name="gr14" draw:text-style-name="P5" draw:layer="layout" svg:x1="12.048cm" svg:y1="5.869cm" svg:x2="7.223cm" svg:y2="5.953cm">
          <text:p/>
        </draw:line>
        <draw:line draw:style-name="gr14" draw:text-style-name="P5" draw:layer="layout" svg:x1="5.894cm" svg:y1="10.067cm" svg:x2="2.846cm" svg:y2="10.067cm">
          <text:p/>
        </draw:line>
        <draw:line draw:style-name="gr14" draw:text-style-name="P5" draw:layer="layout" svg:x1="17.494cm" svg:y1="9.267cm" svg:x2="15.208cm" svg:y2="9.267cm">
          <text:p/>
        </draw:line>
        <draw:line draw:style-name="gr14" draw:text-style-name="P5" draw:layer="layout" svg:x1="9.194cm" svg:y1="8.067cm" svg:x2="3.504cm" svg:y2="8.067cm">
          <text:p/>
        </draw:line>
        <draw:line draw:style-name="gr14" draw:text-style-name="P5" draw:layer="layout" svg:x1="5.794cm" svg:y1="9.867cm" svg:x2="3cm" svg:y2="9.867cm">
          <text:p/>
        </draw:line>
        <draw:line draw:style-name="gr14" draw:text-style-name="P5" draw:layer="layout" svg:x1="14.713cm" svg:y1="8.864cm" svg:x2="13.189cm" svg:y2="8.864cm">
          <text:p/>
        </draw:line>
        <draw:line draw:style-name="gr14" draw:text-style-name="P5" draw:layer="layout" svg:x1="13.013cm" svg:y1="8.864cm" svg:x2="11.489cm" svg:y2="8.864cm">
          <text:p/>
        </draw:line>
        <draw:line draw:style-name="gr14" draw:text-style-name="P5" draw:layer="layout" svg:x1="18.794cm" svg:y1="9.467cm" svg:x2="17.27cm" svg:y2="9.467cm">
          <text:p/>
        </draw:line>
        <draw:line draw:style-name="gr14" draw:text-style-name="P5" draw:layer="layout" svg:x1="8.622cm" svg:y1="9.322cm" svg:x2="10.905cm" svg:y2="9.442cm">
          <text:p/>
        </draw:line>
        <draw:line draw:style-name="gr14" draw:text-style-name="P5" draw:layer="layout" svg:x1="14.913cm" svg:y1="9.064cm" svg:x2="13.389cm" svg:y2="9.064cm">
          <text:p/>
        </draw:line>
        <draw:line draw:style-name="gr14" draw:text-style-name="P5" draw:layer="layout" svg:x1="12.913cm" svg:y1="8.264cm" svg:x2="11.643cm" svg:y2="8.264cm">
          <text:p/>
        </draw:line>
        <draw:line draw:style-name="gr14" draw:text-style-name="P5" draw:layer="layout" svg:x1="9.356cm" svg:y1="8.867cm" svg:x2="6.359cm" svg:y2="8.867cm">
          <text:p/>
        </draw:line>
        <draw:line draw:style-name="gr14" draw:text-style-name="P5" draw:layer="layout" svg:x1="17.194cm" svg:y1="8.867cm" svg:x2="15.467cm" svg:y2="8.867cm">
          <text:p/>
        </draw:line>
        <draw:line draw:style-name="gr14" draw:text-style-name="P5" draw:layer="layout" svg:x1="7.793cm" svg:y1="10.467cm" svg:x2="6.218cm" svg:y2="10.467cm">
          <text:p/>
        </draw:line>
        <draw:line draw:style-name="gr14" draw:text-style-name="P5" draw:layer="layout" svg:x1="14.839cm" svg:y1="9.5cm" svg:x2="11.443cm" svg:y2="9.263cm">
          <text:p/>
        </draw:line>
        <draw:line draw:style-name="gr14" draw:text-style-name="P5" draw:layer="layout" svg:x1="11.493cm" svg:y1="9.667cm" svg:x2="6.921cm" svg:y2="9.667cm">
          <text:p/>
        </draw:line>
        <draw:line draw:style-name="gr14" draw:text-style-name="P5" draw:layer="layout" svg:x1="2.888cm" svg:y1="8.467cm" svg:x2="7.968cm" svg:y2="8.467cm">
          <text:p/>
        </draw:line>
        <draw:line draw:style-name="gr14" draw:text-style-name="P5" draw:layer="layout" svg:x1="8.107cm" svg:y1="7.864cm" svg:x2="12.476cm" svg:y2="7.864cm">
          <text:p/>
        </draw:line>
        <draw:line draw:style-name="gr14" draw:text-style-name="P5" draw:layer="layout" svg:x1="12.607cm" svg:y1="7.664cm" svg:x2="14.893cm" svg:y2="7.664cm">
          <text:p/>
        </draw:line>
        <draw:line draw:style-name="gr14" draw:text-style-name="P5" draw:layer="layout" svg:x1="16.048cm" svg:y1="8.067cm" svg:x2="18.994cm" svg:y2="8.067cm">
          <text:p/>
        </draw:line>
        <draw:line draw:style-name="gr14" draw:text-style-name="P5" draw:layer="layout" svg:x1="15.088cm" svg:y1="8.267cm" svg:x2="18.136cm" svg:y2="8.267cm">
          <text:p/>
        </draw:line>
        <draw:line draw:style-name="gr14" draw:text-style-name="P5" draw:layer="layout" svg:x1="10.007cm" svg:y1="7.664cm" svg:x2="12.242cm" svg:y2="7.664cm">
          <text:p/>
        </draw:line>
        <draw:line draw:style-name="gr14" draw:text-style-name="P5" draw:layer="layout" svg:x1="13.776cm" svg:y1="11.414cm" svg:x2="15.351cm" svg:y2="11.414cm">
          <text:p/>
        </draw:line>
        <draw:line draw:style-name="gr15" draw:text-style-name="P5" draw:layer="layout" svg:x1="3.871cm" svg:y1="8.867cm" svg:x2="6.157cm" svg:y2="8.867cm">
          <text:p/>
        </draw:line>
        <draw:line draw:style-name="gr15" draw:text-style-name="P5" draw:layer="layout" svg:x1="12.171cm" svg:y1="9.867cm" svg:x2="17.861cm" svg:y2="9.867cm">
          <text:p/>
        </draw:line>
        <draw:line draw:style-name="gr15" draw:text-style-name="P5" draw:layer="layout" svg:x1="6.471cm" svg:y1="9.867cm" svg:x2="7.995cm" svg:y2="9.867cm">
          <text:p/>
        </draw:line>
        <draw:line draw:style-name="gr15" draw:text-style-name="P5" draw:layer="layout" svg:x1="8.171cm" svg:y1="9.867cm" svg:x2="9.695cm" svg:y2="9.867cm">
          <text:p/>
        </draw:line>
        <draw:line draw:style-name="gr15" draw:text-style-name="P5" draw:layer="layout" svg:x1="8.112cm" svg:y1="6.08cm" svg:x2="10.398cm" svg:y2="6.08cm">
          <text:p/>
        </draw:line>
        <draw:line draw:style-name="gr15" draw:text-style-name="P5" draw:layer="layout" svg:x1="19.094cm" svg:y1="7.667cm" svg:x2="15.538cm" svg:y2="7.667cm">
          <text:p/>
        </draw:line>
        <draw:line draw:style-name="gr15" draw:text-style-name="P5" draw:layer="layout" svg:x1="15.194cm" svg:y1="6.467cm" svg:x2="11.638cm" svg:y2="6.467cm">
          <text:p/>
        </draw:line>
        <draw:line draw:style-name="gr15" draw:text-style-name="P5" draw:layer="layout" svg:x1="8.994cm" svg:y1="7.667cm" svg:x2="3.66cm" svg:y2="7.667cm">
          <text:p/>
        </draw:line>
        <draw:line draw:style-name="gr15" draw:text-style-name="P5" draw:layer="layout" svg:x1="9.636cm" svg:y1="6.842cm" svg:x2="5.318cm" svg:y2="6.842cm">
          <text:p/>
        </draw:line>
        <draw:line draw:style-name="gr15" draw:text-style-name="P5" draw:layer="layout" svg:x1="19.148cm" svg:y1="11.242cm" svg:x2="12.571cm" svg:y2="11.839cm">
          <text:p/>
        </draw:line>
        <draw:line draw:style-name="gr15" draw:text-style-name="P5" draw:layer="layout" svg:x1="15.094cm" svg:y1="6.667cm" svg:x2="11.792cm" svg:y2="6.667cm">
          <text:p/>
        </draw:line>
        <draw:line draw:style-name="gr15" draw:text-style-name="P5" draw:layer="layout" svg:x1="18.894cm" svg:y1="10.267cm" svg:x2="13.814cm" svg:y2="10.267cm">
          <text:p/>
        </draw:line>
        <draw:line draw:style-name="gr14" draw:text-style-name="P5" draw:layer="layout" svg:x1="13.313cm" svg:y1="6.664cm" svg:x2="8.944cm" svg:y2="6.664cm">
          <text:p/>
        </draw:line>
        <draw:line draw:style-name="gr15" draw:text-style-name="P5" draw:layer="layout" svg:x1="8.994cm" svg:y1="7.867cm" svg:x2="6.708cm" svg:y2="7.867cm">
          <text:p/>
        </draw:line>
        <draw:line draw:style-name="gr15" draw:text-style-name="P5" draw:layer="layout" svg:x1="5.734cm" svg:y1="10.467cm" svg:x2="2.788cm" svg:y2="10.467cm">
          <text:p/>
        </draw:line>
        <draw:line draw:style-name="gr15" draw:text-style-name="P5" draw:layer="layout" svg:x1="11.313cm" svg:y1="7.464cm" svg:x2="9.027cm" svg:y2="7.464cm">
          <text:p/>
        </draw:line>
        <draw:line draw:style-name="gr15" draw:text-style-name="P5" draw:layer="layout" svg:x1="18.994cm" svg:y1="8.567cm" svg:x2="17.419cm" svg:y2="8.567cm">
          <text:p/>
        </draw:line>
        <draw:line draw:style-name="gr15" draw:text-style-name="P5" draw:layer="layout" svg:x1="10.143cm" svg:y1="7.054cm" svg:x2="5.318cm" svg:y2="7.138cm">
          <text:p/>
        </draw:line>
        <draw:line draw:style-name="gr15" draw:text-style-name="P5" draw:layer="layout" svg:x1="6.694cm" svg:y1="10.267cm" svg:x2="3.646cm" svg:y2="10.267cm">
          <text:p/>
        </draw:line>
        <draw:line draw:style-name="gr15" draw:text-style-name="P5" draw:layer="layout" svg:x1="17.594cm" svg:y1="9.667cm" svg:x2="15.308cm" svg:y2="9.667cm">
          <text:p/>
        </draw:line>
        <draw:line draw:style-name="gr15" draw:text-style-name="P5" draw:layer="layout" svg:x1="8.094cm" svg:y1="8.267cm" svg:x2="2.404cm" svg:y2="8.267cm">
          <text:p/>
        </draw:line>
        <draw:line draw:style-name="gr15" draw:text-style-name="P5" draw:layer="layout" svg:x1="5.793cm" svg:y1="7.418cm" svg:x2="3.001cm" svg:y2="7.516cm">
          <text:p/>
        </draw:line>
        <draw:line draw:style-name="gr15" draw:text-style-name="P5" draw:layer="layout" svg:x1="18.862cm" svg:y1="5.556cm" svg:x2="17.342cm" svg:y2="5.662cm">
          <text:p/>
        </draw:line>
        <draw:line draw:style-name="gr15" draw:text-style-name="P5" draw:layer="layout" svg:x1="17.194cm" svg:y1="6.073cm" svg:x2="15.674cm" svg:y2="6.179cm">
          <text:p/>
        </draw:line>
        <draw:line draw:style-name="gr15" draw:text-style-name="P5" draw:layer="layout" svg:x1="4.194cm" svg:y1="9.267cm" svg:x2="2.67cm" svg:y2="9.267cm">
          <text:p/>
        </draw:line>
        <draw:line draw:style-name="gr15" draw:text-style-name="P5" draw:layer="layout" svg:x1="19.44cm" svg:y1="5.318cm" svg:x2="15.478cm" svg:y2="5.318cm">
          <text:p/>
        </draw:line>
        <draw:line draw:style-name="gr15" draw:text-style-name="P5" draw:layer="layout" svg:x1="14.913cm" svg:y1="6.864cm" svg:x2="13.389cm" svg:y2="6.864cm">
          <text:p/>
        </draw:line>
        <draw:line draw:style-name="gr15" draw:text-style-name="P5" draw:layer="layout" svg:x1="12.913cm" svg:y1="9.064cm" svg:x2="11.643cm" svg:y2="9.064cm">
          <text:p/>
        </draw:line>
        <draw:line draw:style-name="gr15" draw:text-style-name="P5" draw:layer="layout" svg:x1="11.794cm" svg:y1="10.467cm" svg:x2="9.559cm" svg:y2="10.467cm">
          <text:p/>
        </draw:line>
        <draw:line draw:style-name="gr15" draw:text-style-name="P5" draw:layer="layout" svg:x1="17.194cm" svg:y1="9.467cm" svg:x2="15.467cm" svg:y2="9.467cm">
          <text:p/>
        </draw:line>
        <draw:line draw:style-name="gr15" draw:text-style-name="P5" draw:layer="layout" svg:x1="7.893cm" svg:y1="9.467cm" svg:x2="6.318cm" svg:y2="9.467cm">
          <text:p/>
        </draw:line>
        <draw:line draw:style-name="gr15" draw:text-style-name="P5" draw:layer="layout" svg:x1="15.193cm" svg:y1="7.408cm" svg:x2="11.791cm" svg:y2="7.527cm">
          <text:p/>
        </draw:line>
        <draw:line draw:style-name="gr15" draw:text-style-name="P5" draw:layer="layout" svg:x1="11.493cm" svg:y1="7.467cm" svg:x2="6.921cm" svg:y2="7.467cm">
          <text:p/>
        </draw:line>
        <draw:line draw:style-name="gr15" draw:text-style-name="P5" draw:layer="layout" svg:x1="7.731cm" svg:y1="5.572cm" svg:x2="12.811cm" svg:y2="5.572cm">
          <text:p/>
        </draw:line>
        <draw:line draw:style-name="gr15" draw:text-style-name="P5" draw:layer="layout" svg:x1="5.953cm" svg:y1="5.661cm" svg:x2="10.321cm" svg:y2="5.737cm">
          <text:p/>
        </draw:line>
        <draw:line draw:style-name="gr15" draw:text-style-name="P5" draw:layer="layout" svg:x1="12.788cm" svg:y1="6.067cm" svg:x2="15.074cm" svg:y2="6.067cm">
          <text:p/>
        </draw:line>
        <draw:line draw:style-name="gr15" draw:text-style-name="P5" draw:layer="layout" svg:x1="16.048cm" svg:y1="7.267cm" svg:x2="18.994cm" svg:y2="7.267cm">
          <text:p/>
        </draw:line>
        <draw:line draw:style-name="gr15" draw:text-style-name="P5" draw:layer="layout" svg:x1="15.088cm" svg:y1="6.867cm" svg:x2="18.136cm" svg:y2="6.867cm">
          <text:p/>
        </draw:line>
        <draw:line draw:style-name="gr15" draw:text-style-name="P5" draw:layer="layout" svg:x1="10.188cm" svg:y1="6.867cm" svg:x2="12.423cm" svg:y2="6.867cm">
          <text:p/>
        </draw:line>
        <draw:line draw:style-name="gr15" draw:text-style-name="P5" draw:layer="layout" svg:x1="12.989cm" svg:y1="6.267cm" svg:x2="14.564cm" svg:y2="6.2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.051cm" svg:stroke-color="#808080" draw:marker-start-width="0.279cm" draw:marker-start-center="false" draw:marker-end-width="0.152cm" draw:marker-end-center="false" draw:fill="hatch" draw:fill-color="#b3b3b3" draw:fill-hatch-name="Black_20_0_20_Degrees" draw:fill-hatch-solid="false" draw:opacity="10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27cm" svg:stroke-color="#000000" draw:marker-start-width="0.381cm" draw:marker-end-width="0.38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color="#ff420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8T16:29:00.214897888</meta:creation-date>
    <dc:date>2019-12-23T20:49:05.879497066</dc:date>
    <meta:editing-duration>PT50M21S</meta:editing-duration>
    <meta:editing-cycles>16</meta:editing-cycles>
    <meta:generator>LibreOffice/6.0.7.3$Linux_X86_64 LibreOffice_project/00m0$Build-3</meta:generator>
    <meta:document-statistic meta:object-count="288"/>
  </office:meta>
</office:document-meta>
</file>

<file path=Object 1/content.xml><?xml version="1.0" encoding="utf-8"?>
<math xmlns="http://www.w3.org/1998/Math/MathML" display="block">
  <semantics>
    <mrow>
      <mrow>
        <mover accent="true">
          <mi>q</mi>
          <mo stretchy="false">⃗</mo>
        </mover>
        <mo stretchy="false">=</mo>
        <munder>
          <mi mathvariant="italic">argmin</mi>
          <mi>q</mi>
        </munder>
      </mrow>
      <mrow>
        <mrow>
          <munderover>
            <mo stretchy="false">∑</mo>
            <mrow>
              <mi>i</mi>
              <mo stretchy="false">=</mo>
              <mn>0</mn>
            </mrow>
            <mrow>
              <mo fence="true" stretchy="true">|</mo>
              <mrow>
                <mi>E</mi>
              </mrow>
              <mo fence="true" stretchy="true">|</mo>
            </mrow>
          </munderover>
          <msup>
            <mrow>
              <mo fence="true" stretchy="true">(</mo>
              <mrow>
                <mrow>
                  <msub>
                    <mi>f</mi>
                    <mi>i</mi>
                  </msub>
                  <mo stretchy="false">−</mo>
                  <mrow>
                    <munderover>
                      <mo stretchy="false">∑</mo>
                      <mtable>
                        <mtr>
                          <mtd>
                            <mrow>
                              <mi>j</mi>
                              <mo stretchy="false">=</mo>
                              <mn>0,</mn>
                            </mrow>
                          </mtd>
                        </mtr>
                        <mtr>
                          <mtd>
                            <mrow>
                              <mi mathvariant="italic">if</mi>
                              <mrow>
                                <msub>
                                  <mi>e</mi>
                                  <mi>i</mi>
                                </msub>
                                <mo stretchy="false">∈</mo>
                                <msub>
                                  <mi>h</mi>
                                  <mi>j</mi>
                                </msub>
                              </mrow>
                            </mrow>
                          </mtd>
                        </mtr>
                      </mtable>
                      <mrow>
                        <mo fence="true" stretchy="true">|</mo>
                        <mrow>
                          <mi>H</mi>
                        </mrow>
                        <mo fence="true" stretchy="true">|</mo>
                      </mrow>
                    </munderover>
                    <msub>
                      <mi>q</mi>
                      <mi>j</mi>
                    </msub>
                  </mrow>
                </mrow>
              </mrow>
              <mo fence="true" stretchy="true">)</mo>
            </mrow>
            <mn>2</mn>
          </msup>
        </mrow>
        <mo stretchy="false">+</mo>
        <mi>α</mi>
      </mrow>
      <mrow>
        <munderover>
          <mo stretchy="false">∑</mo>
          <mrow>
            <mi>j</mi>
            <mo stretchy="false">=</mo>
            <mn>0</mn>
          </mrow>
          <mrow>
            <mo fence="true" stretchy="true">|</mo>
            <mrow>
              <mi>H</mi>
            </mrow>
            <mo fence="true" stretchy="true">|</mo>
          </mrow>
        </munderover>
        <mrow>
          <mo fence="true" stretchy="false">(</mo>
          <mrow>
            <mrow>
              <msub>
                <mi>q</mi>
                <mi>i</mi>
              </msub>
              <mo stretchy="false">≠</mo>
              <mn>0</mn>
            </mrow>
          </mrow>
          <mo fence="true" stretchy="false">)</mo>
        </mrow>
      </mrow>
    </mrow>
    <annotation encoding="StarMath 5.0"> vec q  =  argmin csub{q} sum from{i=0} to{ abs{E} } left (f_i - sum from{ binom{j=0, }{if e_i in h_j} } to{abs{H}} q_j right )^2 + %alpha sum from{j=0} to{abs H} (q_i &lt;&gt; 0 ) </annotation>
  </semantics>
</math>
</file>